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alibri" svg:font-family="Calibri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4111in" table:align="left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5806in"/>
    </style:style>
    <style:style style:name="Table1.A1" style:family="table-cell">
      <style:table-cell-properties style:vertical-align="middle" fo:padding="0.0694in" fo:border="1pt solid #000000"/>
    </style:style>
    <style:style style:name="Table2" style:family="table">
      <style:table-properties style:width="5.4028in" table:align="left"/>
    </style:style>
    <style:style style:name="Table2.A" style:family="table-column">
      <style:table-column-properties style:column-width="2.2306in"/>
    </style:style>
    <style:style style:name="Table2.B" style:family="table-column">
      <style:table-column-properties style:column-width="3.1722in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Standard">
      <style:text-properties officeooo:rsid="0005577b" officeooo:paragraph-rsid="0005577b"/>
    </style:style>
    <style:style style:name="P2" style:family="paragraph" style:parent-style-name="Standard">
      <style:text-properties officeooo:rsid="0005577b" officeooo:paragraph-rsid="0006a898"/>
    </style:style>
    <style:style style:name="P3" style:family="paragraph" style:parent-style-name="Standard">
      <style:text-properties officeooo:rsid="0005577b" officeooo:paragraph-rsid="0009e6be"/>
    </style:style>
    <style:style style:name="P4" style:family="paragraph" style:parent-style-name="Standard">
      <style:text-properties fo:font-weight="bold" officeooo:rsid="0005577b" officeooo:paragraph-rsid="0005577b" style:font-weight-asian="bold" style:font-weight-complex="bold"/>
    </style:style>
    <style:style style:name="P5" style:family="paragraph" style:parent-style-name="Standard">
      <style:text-properties fo:font-weight="bold" officeooo:rsid="00098106" officeooo:paragraph-rsid="00098106" style:font-weight-asian="bold" style:font-weight-complex="bold"/>
    </style:style>
    <style:style style:name="P6" style:family="paragraph" style:parent-style-name="Standard">
      <style:text-properties officeooo:rsid="0006a898" officeooo:paragraph-rsid="0006a898"/>
    </style:style>
    <style:style style:name="P7" style:family="paragraph" style:parent-style-name="Standard">
      <style:text-properties officeooo:rsid="0006a898" officeooo:paragraph-rsid="0009e6be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5577b" officeooo:paragraph-rsid="0005577b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98106" officeooo:paragraph-rsid="00098106"/>
    </style:style>
    <style:style style:name="P10" style:family="paragraph" style:parent-style-name="Standard">
      <style:paragraph-properties fo:text-align="start" style:justify-single-word="false"/>
      <style:text-properties style:text-underline-style="none" officeooo:rsid="0009c5c3" officeooo:paragraph-rsid="0009c5c3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bold" officeooo:rsid="0009c5c3" officeooo:paragraph-rsid="0009c5c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bold" officeooo:rsid="000c5daf" officeooo:paragraph-rsid="000c5da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underline-style="none" officeooo:rsid="000c5daf" officeooo:paragraph-rsid="000c5daf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d4918" officeooo:paragraph-rsid="000dbdf6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0dbdf6" officeooo:paragraph-rsid="000dbdf6"/>
    </style:style>
    <style:style style:name="P16" style:family="paragraph" style:parent-style-name="Standard">
      <style:text-properties fo:font-weight="normal" officeooo:rsid="00098106" officeooo:paragraph-rsid="00098106" style:font-weight-asian="normal" style:font-weight-complex="normal"/>
    </style:style>
    <style:style style:name="P17" style:family="paragraph" style:parent-style-name="Standard">
      <style:text-properties officeooo:rsid="000d4918" officeooo:paragraph-rsid="000d4918"/>
    </style:style>
    <style:style style:name="P18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5577b" officeooo:paragraph-rsid="0005577b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b993b" officeooo:paragraph-rsid="000b993b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c5daf" officeooo:paragraph-rsid="000c5da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c5daf" officeooo:paragraph-rsid="000c5daf" style:font-weight-asian="bold" style:font-weight-complex="bold"/>
    </style:style>
    <style:style style:name="P22" style:family="paragraph" style:parent-style-name="Table_20_Contents">
      <style:paragraph-properties fo:margin-top="0in" fo:margin-bottom="0.1965in" style:contextual-spacing="false"/>
    </style:style>
    <style:style style:name="P23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4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5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6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officeooo:paragraph-rsid="0011a41d" style:text-blinking="false" fo:background-color="transparent"/>
    </style:style>
    <style:style style:name="P27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text-blinking="false" fo:background-color="transparent"/>
    </style:style>
    <style:style style:name="P28" style:family="paragraph" style:parent-style-name="Table_20_Contents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officeooo:paragraph-rsid="0011a41d" style:text-blinking="false" fo:background-color="transparent"/>
    </style:style>
    <style:style style:name="P29" style:family="paragraph" style:parent-style-name="Table_20_Contents">
      <style:paragraph-properties fo:margin-top="0in" fo:margin-bottom="0in" style:contextual-spacing="false" fo:line-height="138%" style:writing-mode="lr-tb"/>
    </style:style>
    <style:style style:name="P30" style:family="paragraph" style:parent-style-name="Table_20_Contents">
      <style:paragraph-properties fo:margin-top="0in" fo:margin-bottom="0in" style:contextual-spacing="false" fo:line-height="138%" style:writing-mode="lr-tb"/>
      <style:text-properties officeooo:paragraph-rsid="0011a41d"/>
    </style:style>
    <style:style style:name="P31" style:family="paragraph" style:parent-style-name="Table_20_Contents">
      <style:paragraph-properties fo:margin-top="0in" fo:margin-bottom="0.1965in" style:contextual-spacing="false"/>
      <style:text-properties officeooo:rsid="0011a41d" officeooo:paragraph-rsid="0011a41d"/>
    </style:style>
    <style:style style:name="P3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officeooo:rsid="000c5daf" officeooo:paragraph-rsid="000c5daf" style:text-blinking="false" fo:background-color="transparent" style:font-weight-asian="bold" style:font-weight-complex="bold"/>
    </style:style>
    <style:style style:name="P33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bold" officeooo:rsid="0011a41d" officeooo:paragraph-rsid="0011a41d" style:text-blinking="false" fo:background-color="transparent" style:font-size-asian="17.5pt" style:font-weight-asian="bold" style:font-size-complex="20pt" style:font-weight-complex="bold"/>
    </style:style>
    <style:style style:name="P35" style:family="paragraph" style:parent-style-name="Text_20_body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 fo:line-height="138%" style:writing-mode="lr-tb"/>
    </style:style>
    <style:style style:name="T1" style:family="text">
      <style:text-properties officeooo:rsid="0006a8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a898" style:font-weight-asian="bold" style:font-weight-complex="bold"/>
    </style:style>
    <style:style style:name="T4" style:family="text">
      <style:text-properties fo:font-weight="bold" officeooo:rsid="0009c5c3" style:font-weight-asian="bold" style:font-weight-complex="bold"/>
    </style:style>
    <style:style style:name="T5" style:family="text">
      <style:text-properties fo:font-weight="bold" officeooo:rsid="0009810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f6306" style:font-weight-asian="normal" style:font-weight-complex="normal"/>
    </style:style>
    <style:style style:name="T8" style:family="text">
      <style:text-properties fo:font-weight="normal" officeooo:rsid="000fe5c7" style:font-weight-asian="normal" style:font-weight-complex="normal"/>
    </style:style>
    <style:style style:name="T9" style:family="text">
      <style:text-properties officeooo:rsid="0009e6be"/>
    </style:style>
    <style:style style:name="T10" style:family="text">
      <style:text-properties officeooo:rsid="000e5cfb"/>
    </style:style>
    <style:style style:name="T11" style:family="text">
      <style:text-properties officeooo:rsid="00113459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Calibri" fo:font-size="11pt" fo:font-style="italic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8" style:family="text">
      <style:text-properties fo:font-variant="normal" fo:text-transform="none" fo:color="#00ff00" loext:opacity="100%" style:text-line-through-style="none" style:text-line-through-type="none" style:text-underline-style="none" style:text-blinking="false" fo:background-color="#ff0000" loext:char-shading-value="0"/>
    </style:style>
    <style:style style:name="T19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ff0000" loext:char-shading-value="0"/>
    </style:style>
    <style:style style:name="T20" style:family="text">
      <style:text-properties fo:font-variant="normal" fo:text-transform="none" fo:color="#ffffff" loext:opacity="100%" style:text-line-through-style="none" style:text-line-through-type="none" style:font-name="Arial" fo:font-size="11pt" fo:font-style="normal" style:text-underline-style="none" fo:font-weight="normal" style:text-blinking="false" fo:background-color="#38761d" loext:char-shading-value="0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ff0000" loext:char-shading-value="0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38761d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8">Corners</text:p>
      <text:p text:style-name="P1"/>
      <text:p text:style-name="P5">Methode:</text:p>
      <text:p text:style-name="P5"/>
      <text:p text:style-name="P16">Oroczo avec pure comms quand possible.</text:p>
      <text:p text:style-name="P4"/>
      <text:p text:style-name="P1"><text:span text:style-name="T5">Pure </text:span><text:span text:style-name="T4">c</text:span><text:span text:style-name="T2">ommutators:</text:span></text:p>
      <text:p text:style-name="P6"/>
      <text:p text:style-name="P3"><text:span text:style-name="T3">U</text:span><text:span text:style-name="T1"> </text:span>layer interchange: <text:span text:style-name="T9">insert to buffer or other on U</text:span></text:p>
      <text:p text:style-name="P3"><text:span text:style-name="T2">D</text:span><text:span text:style-name="T1"> </text:span>layer interchange: <text:span text:style-name="T9">insert buffer to D</text:span></text:p>
      <text:p text:style-name="P3"><text:span text:style-name="T2">L</text:span> layer interchange: <text:span text:style-name="T9">insert buffer to L</text:span></text:p>
      <text:p text:style-name="P7"><text:span text:style-name="T2">R</text:span> layer interchange: <text:span text:style-name="T9">insert to buffer or other on R</text:span></text:p>
      <text:p text:style-name="P7"><text:span text:style-name="T2">F</text:span> layer interchange: <text:span text:style-name="T9">insert to buffer or other on F</text:span></text:p>
      <text:p text:style-name="P3"><text:span text:style-name="T3">B</text:span> layer interchange: <text:span text:style-name="T9">insert buffer to B</text:span></text:p>
      <text:p text:style-name="P3"/>
      <text:p text:style-name="P17"><text:span text:style-name="T2">Flipped</text:span>: </text:p>
      <text:p text:style-name="P2"/>
      <text:p text:style-name="P17">Setup à UFL ou FDL (si L-layer) + pure comm</text:p>
      <text:p text:style-name="P17"/>
      <text:p text:style-name="P18">Edges</text:p>
      <text:p text:style-name="P8"/>
      <text:p text:style-name="P9">Utiliser M2 avec cube stable de manière fluide</text:p>
      <text:p text:style-name="P9"/>
      <text:p text:style-name="P11">Utiliser comms quand:</text:p>
      <text:p text:style-name="P10"/>
      <text:p text:style-name="P10">FU/BD impliqués</text:p>
      <text:p text:style-name="P10"/>
      <text:p text:style-name="P14"><text:span text:style-name="T2">Flipped</text:span>:</text:p>
      <text:p text:style-name="P14"/>
      <text:p text:style-name="P15">Si DB: M2 + algo + M2</text:p>
      <text:p text:style-name="P15">Sinon: Setup à UF + algo</text:p>
      <text:p text:style-name="P10"/>
      <text:p text:style-name="P19">Temps</text:p>
      <text:p text:style-name="P10"><text:s/></text:p>
      <text:p text:style-name="P13"/>
      <text:p text:style-name="P13"/>
      <text:p text:style-name="P12">Moyen:</text:p>
      <text:p text:style-name="P13"/>
      <text:p text:style-name="P13">2 sec x 8 = 16sec corners</text:p>
      <text:p text:style-name="P13">2 sec x 12 = 24sec edges</text:p>
      <text:p text:style-name="P13"/>
      <text:p text:style-name="P12">Bon:</text:p>
      <text:p text:style-name="P20"/>
      <text:p text:style-name="P13">1.<text:span text:style-name="T11">8</text:span> sec x <text:span text:style-name="T10">6</text:span> = <text:span text:style-name="T11">11</text:span>sec corners</text:p>
      <text:p text:style-name="P12"><text:span text:style-name="T6">1.</text:span><text:span text:style-name="T7">3</text:span><text:span text:style-name="T6"> sec x 12 = </text:span><text:span text:style-name="T7">1</text:span><text:span text:style-name="T8">6</text:span><text:span text:style-name="T6">sec edges</text:span></text:p>
      <text:p text:style-name="P12"><text:span text:style-name="T6"/></text:p>
      <text:p text:style-name="P12"><text:span text:style-name="T6"/></text:p>
      <text:p text:style-name="P34"><text:soft-page-break/><text:span text:style-name="T6">Algs for M2 + 4x4</text:span></text:p>
      <text:p text:style-name="P32"><text:bookmark text:name="docs-internal-guid-4b95bc3f-7fff-09e0-5596-ac09c273b956"/><text:span text:style-name="T6">M2</text:span></text:p>
      <text:p text:style-name="P35"/>
      <table:table table:name="Table1" table:style-name="Table1">
        <table:table-column table:style-name="Table1.A"/>
        <table:table-column table:style-name="Table1.B"/>
        <table:table-row table:style-name="TableLine2179543911984">
          <table:table-cell table:style-name="Table1.A1" office:value-type="string">
            <text:p text:style-name="P23">G</text:p>
            <text:p text:style-name="P24">GA: D (M' interch) ins to A</text:p>
            <text:p text:style-name="P24">GM: D 4 move ins to W</text:p>
            <text:p text:style-name="P24">GI: U 4 move ins to buf</text:p>
            <text:p text:style-name="P24">G+ orien x':  ins to W (! FH 4 move)</text:p>
            <text:p text:style-name="P24">G+ !orien x': ins to buf(!LR 4 move)</text:p>
          </table:table-cell>
          <table:table-cell table:style-name="Table1.A1" office:value-type="string">
            <text:p text:style-name="P23">O</text:p>
            <text:p text:style-name="P24">OA: x D' (M interch) ins to A</text:p>
            <text:p text:style-name="P24">OM: x’ 4 move buf ins to O</text:p>
            <text:p text:style-name="P24">OU: x’ 4 move ins O ins to buf</text:p>
            <text:p text:style-name="P24">O + orien: x ins to O (!JT 4 move)</text:p>
            <text:p text:style-name="P24">O + !orien: x' ins to buf (!LR 4 move)</text:p>
          </table:table-cell>
        </table:table-row>
        <table:table-row table:style-name="TableLine2179543911984">
          <table:table-cell table:style-name="Table1.A1" office:value-type="string">
            <text:p text:style-name="P29"><text:span text:style-name="T12">OG</text:span><text:span text:style-name="T13">: x' D (M interch)</text:span></text:p>
            <text:p text:style-name="P22"/>
            <text:p text:style-name="P23">M</text:p>
            <text:p text:style-name="P24">MI (ins to buf, D interch)</text:p>
            <text:p text:style-name="P24">MU(x  ins to U , Red(F) interch)</text:p>
            <text:p text:style-name="P22"/>
            <text:p text:style-name="P31"><text:span text:style-name="T2">Parity</text:span>: <text:span text:style-name="T13">D' Rw2 U M2 U' Rw2 D</text:span></text:p>
            <text:p text:style-name="P27"/>
          </table:table-cell>
          <table:table-cell table:style-name="Table1.A1" office:value-type="string">
            <text:p text:style-name="P29"><text:span text:style-name="T12">Optional </text:span></text:p>
            <text:p text:style-name="P26">ME: (M' U M U )2     vs  (U’ M’ U’ M)2  </text:p>
            <text:p text:style-name="P26">MQ: (M' U' M U')2    vs   (U  M’ U  M)2 </text:p>
            <text:p text:style-name="P30"><text:span text:style-name="T14">MC: </text:span><text:span text:style-name="T16">[M : (M U' M' U')2]</text:span></text:p>
            <text:p text:style-name="P28">MD: [M : (M U M' U)2]</text:p>
          </table:table-cell>
        </table:table-row>
      </table:table>
      <text:p text:style-name="P36"><text:span text:style-name="T15">Wings</text:span></text:p>
      <text:p text:style-name="P35"/>
      <table:table table:name="Table2" table:style-name="Table2">
        <table:table-column table:style-name="Table2.A"/>
        <table:table-column table:style-name="Table2.B"/>
        <table:table-row table:style-name="TableLine2177551258800">
          <table:table-cell table:style-name="Table2.A1" office:value-type="string">
            <text:p text:style-name="P23">2 l targets</text:p>
            <text:p text:style-name="P24">MI, [rU2r', D2] </text:p>
            <text:p text:style-name="P24">MU: y [U r U', L2]</text:p>
            <text:p text:style-name="P24">MG: U lw  [D2, rUr' ]  Lw' U'</text:p>
            <text:p text:style-name="P24">UI: z2 l-target + A alg</text:p>
            <text:p text:style-name="P22"/>
            <text:p text:style-name="P23">l target + A</text:p>
            <text:p text:style-name="P24">setup l to U + (U2)</text:p>
            <text:p text:style-name="P24">Lw'U2rU2  LwU2Lw'U2  r'U2Lw (U2)</text:p>
          </table:table-cell>
          <table:table-cell table:style-name="Table2.A1" office:value-type="string">
            <text:p text:style-name="P29"><text:span text:style-name="T12">l target + W/O : </text:span><text:span text:style-name="T13">first</text:span><text:span text:style-name="T17"> </text:span><text:span text:style-name="T13">setup l target to M, then</text:span></text:p>
            <text:p text:style-name="P29"><text:span text:style-name="T13">MO: x [lD2l', U2] (orange interch) </text:span><text:span text:style-name="T18"> </text:span><text:span text:style-name="T19">not like M2 .</text:span></text:p>
            <text:p text:style-name="P29"><text:span text:style-name="T13">MW: [l'D2l, U2] (yellow interch) </text:span><text:span text:style-name="T21"> </text:span><text:span text:style-name="T19">not like M2 .</text:span></text:p>
            <text:p text:style-name="P22"/>
            <text:p text:style-name="P23">l target + not AOWl</text:p>
            <text:p text:style-name="P24">setup l to M, other to BV(orient) or  DC (not orient) + pure comm no rotation</text:p>
            <text:p text:style-name="P22"/>
            <text:p text:style-name="P29"><text:span text:style-name="T12">OW or O/W + non l larget: </text:span><text:span text:style-name="T22"> </text:span><text:span text:style-name="T20">like M2 .</text:span></text:p>
          </table:table-cell>
        </table:table-row>
      </table:table>
      <text:p text:style-name="P36"><text:soft-page-break/><text:span text:style-name="T15">Centers</text:span></text:p>
      <text:p text:style-name="Text_20_body"/>
      <text:p text:style-name="P33">Red-Blue:</text:p>
      <text:p text:style-name="P33">if 2 targets in red zone -&gt; setup to cool alg or if ED, U setup</text:p>
      <text:p text:style-name="P33">else 1 move setup (L/F) to pure E-commutator (no rotation)</text:p>
      <text:p text:style-name="P33">Orange-Green:</text:p>
      <text:p text:style-name="P33">if 2 targets in red zone -&gt; setup to cool alg or if IH, u setup to 9 mover</text:p>
      <text:p text:style-name="P33">else 1 move setup (B/R) to pure E-commutator (no rotation)</text:p>
      <text:p text:style-name="Text_20_body"/>
      <text:p text:style-name="P33">Red-Green:</text:p>
      <text:p text:style-name="P33">if D or I -&gt; setup to cool alg</text:p>
      <text:p text:style-name="P33">else 1 move setup (F/R) to pure comm (50% with y rotation)</text:p>
      <text:p text:style-name="P33">Orange-Blue:</text:p>
      <text:p text:style-name="P33">if Q or N -&gt; setup to cool alg z</text:p>
      <text:p text:style-name="P33">else setup to pure comm  (50% with y’ rotation)</text:p>
      <text:p text:style-name="Text_20_body"/>
      <text:p text:style-name="P33">Red-Orange:</text:p>
      <text:p text:style-name="P33">if D,N,V,M, -&gt; setup to cool alg</text:p>
      <text:p text:style-name="P33">else 1 move setup to E2-commutator</text:p>
      <text:p text:style-name="P33">Blue-Green:</text:p>
      <text:p text:style-name="P33">if Q or K -&gt; setup to cool alg z</text:p>
      <text:p text:style-name="P33">else if P,I,W or Q -&gt; setup to cool alg y’</text:p>
      <text:p text:style-name="P33">else 1 move setup to E2-commutator</text:p>
      <text:p text:style-name="P33">______________________________________________________________</text:p>
      <text:p text:style-name="P33">Yellow-White: 1 move setup to pure comm, or Ubl Dfr alg for U2-method</text:p>
      <text:p text:style-name="P33">Yellow-Any colour: pure comm (+sometimes rotation)</text:p>
      <text:p text:style-name="P33">White-any colour but blue: setup white target to R, other to V,I,N,Q</text:p>
      <text:p text:style-name="P12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alibri" svg:font-family="Calibri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7T16:42:07.429000000</dc:date>
    <meta:editing-duration>PT52M31S</meta:editing-duration>
    <meta:editing-cycles>14</meta:editing-cycles>
    <meta:generator>LibreOffice/7.2.2.2$Windows_X86_64 LibreOffice_project/02b2acce88a210515b4a5bb2e46cbfb63fe97d56</meta:generator>
    <meta:document-statistic meta:table-count="2" meta:image-count="0" meta:object-count="0" meta:page-count="3" meta:paragraph-count="90" meta:word-count="563" meta:character-count="2568" meta:non-whitespace-character-count="2064"/>
  </office:meta>
</office:document-meta>
</file>